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5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subtitle" style:list-style-name="L6">
      <style:graphic-properties draw:fill-color="#ffffff" fo:min-height="13.465cm"/>
    </style:style>
    <style:style style:name="pr9" style:family="presentation" style:parent-style-name="lyt-darkblue-title">
      <style:graphic-properties fo:min-height="3.257cm"/>
    </style:style>
    <style:style style:name="pr10" style:family="presentation" style:parent-style-name="lyt-darkblue-outline1">
      <style:graphic-properties fo:min-height="13.61cm"/>
    </style:style>
    <style:style style:name="pr11" style:family="presentation" style:parent-style-name="lyt-darkblue-subtitle" style:list-style-name="L7">
      <style:graphic-properties draw:fill-color="#ffffff" draw:auto-grow-height="true" fo:min-height="13.716cm"/>
    </style:style>
    <style:style style:name="pr12" style:family="presentation" style:parent-style-name="lyt-darkblue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align="start" fo:text-indent="-0.6cm"/>
    </style:style>
    <style:style style:name="P5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32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.6cm" fo:margin-right="0cm" fo:text-align="start" fo:text-indent="-0.6cm"/>
      <style:text-properties fo:font-size="32pt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/>
    </style:style>
    <style:style style:name="T4" style:family="text">
      <style:text-properties fo:font-size="32pt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277cm" svg:x="2.123cm" svg:y="1.923cm" presentation:class="title" presentation:user-transformed="true">
          <draw:text-box>
            <text:p text:style-name="P1">Request Tracker 3.8 &amp; 4.0<text:line-break/><text:line-break/>Stefan Hornburg<text:line-break/><text:line-break/>YAPC::EU::2009<text:line-break/><text:line-break/><text:span text:style-name="T1">Lisbon, 5th August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Bugtracking System for Perl / CPAN</text:p>
              </text:list-item>
              <text:list-item>
                <text:p text:style-name="P1">Trouble Ticket System</text:p>
                <text:list>
                  <text:list-item>
                    <text:p text:style-name="P1">Companies</text:p>
                  </text:list-item>
                  <text:list-item>
                    <text:p text:style-name="P1">Organizations</text:p>
                  </text:list-item>
                </text:list>
              </text:list-item>
              <text:list-item>
                <text:p text:style-name="P1">Customers</text:p>
                <text:list>
                  <text:list-item>
                    <text:p text:style-name="P1">Few instances dedicated to clients and organizations</text:p>
                  </text:list-item>
                  <text:list-item>
                    <text:p text:style-name="P1">One instance for other clients</text:p>
                  </text:list-item>
                </text:list>
              </text:list-item>
              <text:list-item>
                <text:p text:style-name="P1">Best Practic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Introduction</text:p>
                <text:list>
                  <text:list-item>
                    <text:p text:style-name="P1">Basics</text:p>
                  </text:list-item>
                  <text:list-item>
                    <text:p text:style-name="P1">Customizations</text:p>
                  </text:list-item>
                  <text:list-item>
                    <text:p text:style-name="P1">Interfaces</text:p>
                  </text:list-item>
                </text:list>
              </text:list-item>
              <text:list-item>
                <text:p>REST</text:p>
              </text:list-item>
              <text:list-item>
                <text:p text:style-name="P1">Plugins</text:p>
              </text:list-item>
              <text:list-item>
                <text:p text:style-name="P1">RT 4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Ticket System</text:p>
                <text:list>
                  <text:list-item>
                    <text:p text:style-name="P1">Tasks, Projects, Times, Teamwork</text:p>
                  </text:list-item>
                </text:list>
              </text:list-item>
              <text:list-item>
                <text:p text:style-name="P1">Queues</text:p>
              </text:list-item>
              <text:list-item>
                <text:p text:style-name="P1">Tickets</text:p>
                <text:list>
                  <text:list-item>
                    <text:p text:style-name="P1">Transactions</text:p>
                  </text:list-item>
                  <text:list-item>
                    <text:p text:style-name="P1">Status</text:p>
                  </text:list-item>
                  <text:list-item>
                    <text:p text:style-name="P1">Dates</text:p>
                  </text:list-item>
                  <text:list-item>
                    <text:p text:style-name="P1">Attachments</text:p>
                  </text:list-item>
                </text:list>
              </text:list-item>
              <text:list-item>
                <text:p text:style-name="P1">Users</text:p>
                <text:list>
                  <text:list-item>
                    <text:p text:style-name="P1">Groups,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ustom Fields</text:p>
              </text:list-item>
              <text:list-item>
                <text:p text:style-name="P1">Scrips</text:p>
              </text:list-item>
              <text:list-item>
                <text:p text:style-name="P1">Extensions (Plugins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Web</text:p>
                <text:list>
                  <text:list-item>
                    <text:p text:style-name="P1">View and manipulate tickets</text:p>
                  </text:list-item>
                  <text:list-item>
                    <text:p text:style-name="P1">Convenient but not lazy</text:p>
                  </text:list-item>
                </text:list>
              </text:list-item>
              <text:list-item>
                <text:p text:style-name="P1">Email</text:p>
                <text:list>
                  <text:list-item>
                    <text:p text:style-name="P1">Create, correspond, comment on tickets</text:p>
                  </text:list-item>
                  <text:list-item>
                    <text:p text:style-name="P1">Manipulate tickets through plugins</text:p>
                  </text:list-item>
                </text:list>
              </text:list-item>
              <text:list-item>
                <text:p text:style-name="P1">Commandline</text:p>
                <text:list>
                  <text:list-item>
                    <text:p text:style-name="P1">View and manipulate tickets</text:p>
                  </text:list-item>
                </text:list>
              </text:list-item>
              <text:list-item>
                <text:p text:style-name="P1">REST</text:p>
                <text:list>
                  <text:list-item>
                    <text:p text:style-name="P1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7" draw:text-style-name="P5" draw:layer="layout" svg:width="24.369cm" svg:height="13.465cm" svg:x="1.905cm" svg:y="4.315cm" presentation:class="subtitle" presentation:user-transformed="true">
          <draw:text-box>
            <text:p text:style-name="P4"><text:span text:style-name="T2">URL: http://support.linuxia.de/rt</text:span></text:p>
            <text:p text:style-name="P4"><text:span text:style-name="T2">Login: oslo/oslo6</text:span></text:p>
            <text:p text:style-name="P4"><text:span text:style-name="T2">Queue: Nordic Perl Workshop</text:span></text:p>
            <text:p text:style-name="P4"><text:span text:style-name="T2">Email: npw@support.linuxia.d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8" draw:text-style-name="P7" draw:layer="layout" svg:width="24.369cm" svg:height="14.819cm" svg:x="2.058cm" svg:y="4.901cm" presentation:class="subtitle" presentation:user-transformed="true">
          <draw:text-box>
            <text:p text:style-name="P6"><text:span text:style-name="T3">New Queue:</text:span></text:p>
            <text:p text:style-name="P6"><text:span text:style-name="T4"/></text:p>
            <text:p text:style-name="P6"><text:span text:style-name="T5">$ rt create -t queue set name='Perl-Workshop'</text:span></text:p>
            <text:p text:style-name="P6"><text:span text:style-name="T5"># Queue 4 created.</text:span></text:p>
            <text:p text:style-name="P6"><text:span text:style-name="T5"/></text:p>
            <text:p text:style-name="P6"><text:span text:style-name="T3">New Ticket:</text:span></text:p>
            <text:p text:style-name="P6"><text:span text:style-name="T5"/></text:p>
            <text:p text:style-name="P6"><text:span text:style-name="T5">$ rt create -t ticket set subject='Presentation Slides' \</text:span></text:p>
            <text:p text:style-name="P6"><text:span text:style-name="T5"><text:s text:c="2"/></text:span><text:span text:style-name="T5">set queue='Perl-Workshop' </text:span></text:p>
            <text:p text:style-name="P6"><text:span text:style-name="T5"># Ticket 11 created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7" draw:text-style-name="P9" draw:layer="layout" svg:width="24.369cm" svg:height="13.465cm" svg:x="2.058cm" svg:y="5.578cm" presentation:class="subtitle">
          <draw:text-box>
            <text:p text:style-name="P4"><text:span text:style-name="T4">Display ticket:</text:span></text:p>
            <text:p text:style-name="P4"><text:span text:style-name="T4"/></text:p>
            <text:p text:style-name="P4"><text:span text:style-name="T5">$ rt show ticket/11 -f id,subject,queue,requestors,owner</text:span></text:p>
            <text:p text:style-name="P4"><text:span text:style-name="T5">id: ticket/11</text:span></text:p>
            <text:p text:style-name="P4"><text:span text:style-name="T5">Subject: Presentation Slides</text:span></text:p>
            <text:p text:style-name="P4"><text:span text:style-name="T5">Queue: Perl-Workshop</text:span></text:p>
            <text:p text:style-name="P4"><text:span text:style-name="T5">Requestors: racke@linuxia.de</text:span></text:p>
            <text:p text:style-name="P4"><text:span text:style-name="T5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EST via HTTP</text:p>
                <text:list>
                  <text:list-item>
                    <text:p text:style-name="P1">Access with RT username and password</text:p>
                  </text:list-item>
                  <text:list-item>
                    <text:p text:style-name="P1">No RT installation required</text:p>
                  </text:list-item>
                </text:list>
              </text:list-item>
              <text:list-item>
                <text:p text:style-name="P1">RT::Client::RES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9" draw:layer="layout" svg:width="23.912cm" svg:height="3.257cm" svg:x="2.058cm" svg:y="0.909cm" presentation:class="title">
          <draw:text-box>
            <text:p>RT::REST::Client</text:p>
          </draw:text-box>
        </draw:frame>
        <draw:frame presentation:style-name="pr10" draw:layer="layout" svg:width="24.369cm" svg:height="13.61cm" svg:x="2.058cm" svg:y="5.453cm" presentation:class="outline">
          <draw:text-box>
            <text:list text:style-name="L3">
              <text:list-item>
                <text:p><text:a xlink:href="http://search.cpan.org/dist/RT-Client-REST/">http://search.cpan.org/dist/RT-Client-REST/</text:a></text:p>
              </text:list-item>
              <text:list-item>
                <text:p>Module for the RT objects</text:p>
                <text:list>
                  <text:list-item>
                    <text:p>RT::REST::Client::Queue (queue)</text:p>
                  </text:list-item>
                  <text:list-item>
                    <text:p>RT::REST::Client::Ticket (que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Extensions for RT</text:p>
                <text:list>
                  <text:list-item>
                    <text:p text:style-name="P1">Interface formalized in 3.8</text:p>
                  </text:list-item>
                </text:list>
              </text:list-item>
              <text:list-item>
                <text:p text:style-name="P1">Download: CPAN</text:p>
              </text:list-item>
              <text:list-item>
                <text:p text:style-name="P1">Installation</text:p>
                <text:list>
                  <text:list-item>
                    <text:p text:style-name="P1">Standard module installation</text:p>
                  </text:list-item>
                  <text:list-item>
                    <text:p text:style-name="P1">RTHOME environment variable</text:p>
                  </text:list-item>
                </text:list>
              </text:list-item>
              <text:list-item>
                <text:p text:style-name="P1">Configuration: RT_SiteConfig.pm</text:p>
                <text:list>
                  <text:list-item>
                    <text:p text:style-name="P1">@Plugins</text:p>
                  </text:list-item>
                  <text:list-item>
                    <text:p text:style-name="P1">@Mail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tx::Calendar</text:p>
                <text:list>
                  <text:list-item>
                    <text:p text:style-name="P1">Calendar view for tickets</text:p>
                  </text:list-item>
                </text:list>
              </text:list-item>
              <text:list-item>
                <text:p text:style-name="P1">RT::Authen::ExternalAuth</text:p>
                <text:list>
                  <text:list-item>
                    <text:p text:style-name="P1">External lookup of authentication and information</text:p>
                  </text:list-item>
                </text:list>
              </text:list-item>
              <text:list-item>
                <text:p text:style-name="P1">RTx::EmailCompletion</text:p>
                <text:list>
                  <text:list-item>
                    <text:p text:style-name="P1">Auto completion on email fields</text:p>
                  </text:list-item>
                </text:list>
              </text:list-item>
              <text:list-item>
                <text:p text:style-name="P1">RT::Extension::CommandByMail</text:p>
                <text:list>
                  <text:list-item>
                    <text:p text:style-name="P1">Manipulate tickets by email</text:p>
                  </text:list-item>
                </text:list>
              </text:list-item>
              <text:list-item>
                <text:p text:style-name="P1">RT::Extension::ExtractCustomFieldValues</text:p>
                <text:list>
                  <text:list-item>
                    <text:p text:style-name="P1">Extract custom values from em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: Installation and Configuration</text:p>
          </draw:text-box>
        </draw:frame>
        <draw:frame presentation:style-name="pr11" draw:text-style-name="P1" draw:layer="layout" svg:width="24.369cm" svg:height="13.716cm" svg:x="1.905cm" svg:y="5.407cm" presentation:class="subtitle" presentation:user-transformed="true">
          <draw:text-box>
            <text:p text:style-name="P6"><text:span text:style-name="T6">$ export RTHOME=/opt/rt3</text:span></text:p>
            <text:p text:style-name="P6"><text:span text:style-name="T6">$ perl Makefile.PL</text:span></text:p>
            <text:p text:style-name="P6"><text:span text:style-name="T6">$ make</text:span></text:p>
            <text:p text:style-name="P6"><text:span text:style-name="T6">$ make install</text:span></text:p>
            <text:p text:style-name="P6"><text:span text:style-name="T6"/></text:p>
            <text:p text:style-name="P6">/opt/rt3/etc/RT_SiteConfig.pm:</text:p>
            <text:p text:style-name="P6"/>
            <text:p text:style-name="P6"><text:span text:style-name="T6">Set(@MailPlugins, qw(Auth::MailFrom Filter::TakeAction));</text:span></text:p>
            <text:p text:style-name="P6"><text:span text:style-name="T6"/></text:p>
            <text:p text:style-name="P6"><text:span text:style-name="T6">Set(@Plugins,(qw(RT::Extension::CommandByMail)))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: Portlet</text:p>
          </draw:text-box>
        </draw:frame>
        <draw:frame presentation:style-name="pr7" draw:text-style-name="P10" draw:layer="layout" svg:width="25.639cm" svg:height="13.465cm" svg:x="1.031cm" svg:y="5.585cm" presentation:class="subtitle" presentation:user-transformed="true">
          <draw:text-box>
            <text:p text:style-name="P4"><text:span text:style-name="T7">Set($HomepageComponents, [qw(QuickCreate Quicksearch </text:span><text:span text:style-name="T8">MyCalendar</text:span><text:span text:style-name="T7"> MyAdminQueues MySupportQueues MyReminders RefreshHomepage Dashboards)]);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0">
        <office:forms form:automatic-focus="false" form:apply-design-mode="false"/>
        <draw:frame presentation:style-name="pr9" draw:layer="layout" svg:width="23.912cm" svg:height="3.257cm" svg:x="2.058cm" svg:y="0.909cm" presentation:class="title">
          <draw:text-box>
            <text:p>RTx::Calendar</text:p>
          </draw:text-box>
        </draw:frame>
        <draw:frame presentation:style-name="pr12" draw:layer="layout" svg:width="24.369cm" svg:height="13.61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3T0">
        <office:forms form:automatic-focus="false" form:apply-design-mode="false"/>
        <draw:frame presentation:style-name="pr9" draw:layer="layout" svg:width="23.912cm" svg:height="3.257cm" svg:x="2.058cm" svg:y="0.909cm" presentation:class="title">
          <draw:text-box>
            <text:p>RTx::Email::Completion</text:p>
          </draw:text-box>
        </draw:frame>
        <draw:frame presentation:style-name="pr12" draw:layer="layout" svg:width="24.369cm" svg:height="13.61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3T0">
        <office:forms form:automatic-focus="false" form:apply-design-mode="false"/>
        <draw:frame presentation:style-name="pr9" draw:layer="layout" svg:width="23.912cm" svg:height="3.257cm" svg:x="2.058cm" svg:y="0.909cm" presentation:class="title">
          <draw:text-box>
            <text:p>RT::Authen::ExternalAuth</text:p>
          </draw:text-box>
        </draw:frame>
        <draw:frame presentation:style-name="pr12" draw:layer="layout" svg:width="24.369cm" svg:height="13.61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0">
        <office:forms form:automatic-focus="false" form:apply-design-mode="false"/>
        <draw:frame presentation:style-name="pr9" draw:layer="layout" svg:width="23.912cm" svg:height="3.257cm" svg:x="2.058cm" svg:y="0.909cm" presentation:class="title">
          <draw:text-box>
            <text:p>RT::Extension::CommandByMail</text:p>
          </draw:text-box>
        </draw:frame>
        <draw:frame presentation:style-name="pr12" draw:layer="layout" svg:width="24.369cm" svg:height="13.61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3T0">
        <office:forms form:automatic-focus="false" form:apply-design-mode="false"/>
        <draw:frame presentation:style-name="pr9" draw:layer="layout" svg:width="23.912cm" svg:height="3.257cm" svg:x="2.058cm" svg:y="0.909cm" presentation:class="title">
          <draw:text-box>
            <text:p>RT::Extension::ExtractCustomFieldValues</text:p>
          </draw:text-box>
        </draw:frame>
        <draw:frame presentation:style-name="pr12" draw:layer="layout" svg:width="24.369cm" svg:height="13.61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4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omplete overhaul of the codebase</text:p>
              </text:list-item>
              <text:list-item>
                <text:p text:style-name="P1">Jifty web application platform</text:p>
              </text:list-item>
              <text:list-item>
                <text:p text:style-name="P1">TicketSQL extended as tisql</text:p>
                <text:list>
                  <text:list-item>
                    <text:p text:style-name="P1">New powerful query language</text:p>
                  </text:list-item>
                </text:list>
              </text:list-item>
              <text:list-item>
                <text:p text:style-name="P1">Scrips replaced by Lorzy</text:p>
                <text:list>
                  <text:list-item>
                    <text:p text:style-name="P1">Lisp-like mini language</text:p>
                  </text:list-item>
                </text:list>
              </text:list-item>
              <text:list-item>
                <text:p text:style-name="P1">Date and Time rationalization</text:p>
                <text:list>
                  <text:list-item>
                    <text:p text:style-name="P1">DateTime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Use RT and report bugs</text:p>
              </text:list-item>
              <text:list-item>
                <text:p text:style-name="P1">Get slides </text:p>
                <text:list>
                  <text:list-item>
                    <text:p text:style-name="P1">http://www.linuxia.de/talks/yapc2009/</text:p>
                  </text:list-item>
                </text:list>
              </text:list-item>
              <text:list-item>
                <text:p text:style-name="P1">Contact me</text:p>
                <text:list>
                  <text:list-item>
                    <text:p text:style-name="P1">racke@linuxia.de</text:p>
                  </text:list-item>
                  <text:list-item>
                    <text:p text:style-name="P1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11-01T15:31:33</meta:creation-date>
    <dc:date>2009-07-16T13:19:49</dc:date>
    <meta:editing-cycles>119</meta:editing-cycles>
    <meta:editing-duration>PT47H22M47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